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Filter.init( FilterConfig th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Filter.doFilter( ServletRequest theRequest , ServletResponse theResponse , FilterChain the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mpleFilter.addFooter( OutputStream the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Filter.addHeader( OutputStream the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